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stem-ui" svg:font-family="system-ui, apple-system, 'Segoe UI', Roboto, 'Helvetica Neue', 'Noto Sans', 'Liberation Sans', Arial, sans-serif, 'Apple Color Emoji', 'Segoe UI Emoji', 'Segoe UI Symbol', 'Noto Color Emoji'"/>
  </office:font-face-decls>
  <office:automatic-styles>
    <style:style style:name="Tableau2" style:family="table">
      <style:table-properties style:width="17cm" table:align="margins"/>
    </style:style>
    <style:style style:name="Tableau2.A" style:family="table-column">
      <style:table-column-properties style:column-width="8.5cm" style:rel-column-width="32767*"/>
    </style:style>
    <style:style style:name="Tableau2.A1" style:family="table-cell">
      <style:table-cell-properties fo:padding="0.097cm" fo:border-left="0.5pt solid #000000" fo:border-right="none" fo:border-top="0.5pt solid #000000" fo:border-bottom="0.5pt solid #000000"/>
    </style:style>
    <style:style style:name="Tableau2.B1" style:family="table-cell">
      <style:table-cell-properties fo:padding="0.097cm" fo:border="0.5pt solid #000000"/>
    </style:style>
    <style:style style:name="P1" style:family="paragraph" style:parent-style-name="Heading_20_1">
      <style:text-properties officeooo:paragraph-rsid="00013f4b"/>
    </style:style>
    <style:style style:name="P2" style:family="paragraph" style:parent-style-name="Heading_20_2">
      <style:text-properties officeooo:paragraph-rsid="00013f4b"/>
    </style:style>
    <style:style style:name="P3" style:family="paragraph" style:parent-style-name="Standard">
      <style:text-properties officeooo:rsid="0006d2c5" officeooo:paragraph-rsid="00013f4b"/>
    </style:style>
    <style:style style:name="P4" style:family="paragraph" style:parent-style-name="Standard">
      <style:text-properties officeooo:rsid="000acab9" officeooo:paragraph-rsid="00013f4b"/>
    </style:style>
    <style:style style:name="P5" style:family="paragraph" style:parent-style-name="Table_20_Contents">
      <style:text-properties officeooo:rsid="0006d2c5" officeooo:paragraph-rsid="00013f4b"/>
    </style:style>
    <style:style style:name="P6" style:family="paragraph" style:parent-style-name="Table_20_Contents">
      <style:text-properties officeooo:paragraph-rsid="00013f4b"/>
    </style:style>
    <style:style style:name="P7"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212529" loext:opacity="100%" style:font-name="system-ui" fo:font-size="12.25pt" fo:letter-spacing="normal" fo:font-style="normal" fo:font-weight="normal" officeooo:paragraph-rsid="00013f4b"/>
    </style:style>
    <style:style style:name="P8"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212529" loext:opacity="100%" style:font-name="Liberation Serif" fo:font-size="12pt" fo:letter-spacing="normal" fo:font-style="normal" fo:font-weight="normal" officeooo:rsid="0006d2c5" officeooo:paragraph-rsid="00013f4b" style:font-size-asian="12pt" style:font-size-complex="12pt"/>
    </style:style>
    <style:style style:name="P9" style:family="paragraph" style:parent-style-name="Text_20_body">
      <style:paragraph-properties fo:margin-left="0cm" fo:margin-right="0cm" fo:margin-top="0cm" fo:margin-bottom="0.247cm" style:contextual-spacing="false" fo:text-align="end" style:justify-single-word="false" fo:orphans="2" fo:widows="2" fo:text-indent="0cm" style:auto-text-indent="false"/>
      <style:text-properties fo:color="#212529" loext:opacity="100%" style:font-name="system-ui" fo:font-size="12.25pt" fo:letter-spacing="normal" fo:font-style="italic" fo:font-weight="bold" officeooo:paragraph-rsid="00013f4b" style:font-weight-asian="bold" style:font-weight-complex="bold"/>
    </style:style>
    <style:style style:name="P10" style:family="paragraph" style:parent-style-name="Text_20_body">
      <style:text-properties officeooo:rsid="0006d2c5" officeooo:paragraph-rsid="00013f4b"/>
    </style:style>
    <style:style style:name="P11" style:family="paragraph" style:parent-style-name="Text_20_body">
      <style:text-properties officeooo:paragraph-rsid="00013f4b"/>
    </style:style>
    <style:style style:name="P12" style:family="paragraph" style:parent-style-name="Title">
      <style:paragraph-properties fo:break-before="page"/>
      <style:text-properties officeooo:paragraph-rsid="00013f4b"/>
    </style:style>
    <style:style style:name="T1" style:family="text">
      <style:text-properties fo:font-style="italic" style:font-style-asian="italic" style:font-style-complex="italic"/>
    </style:style>
    <style:style style:name="T2" style:family="text">
      <style:text-properties officeooo:rsid="0006d2c5"/>
    </style:style>
    <style:style style:name="T3" style:family="text">
      <style:text-properties fo:font-weight="bold"/>
    </style:style>
    <style:style style:name="T4" style:family="text">
      <style:text-properties officeooo:rsid="000acab9"/>
    </style:style>
    <style:style style:name="T5" style:family="text">
      <style:text-properties fo:font-variant="normal" fo:text-transform="none" fo:color="#212529" loext:opacity="100%" style:font-name="system-ui" fo:font-size="12.25pt" fo:letter-spacing="normal" fo:font-style="normal" fo:font-weight="normal"/>
    </style:style>
    <style:style style:name="T6" style:family="text">
      <style:text-properties fo:font-variant="normal" fo:text-transform="none" fo:color="#212529" loext:opacity="100%" style:font-name="system-ui" fo:font-size="12.25pt" fo:letter-spacing="normal" fo:font-style="normal" fo:font-weight="normal" officeooo:rsid="000afbdb"/>
    </style:style>
    <style:style style:name="T7" style:family="text">
      <style:text-properties fo:color="#212529" loext:opacity="100%" style:font-name="system-ui" fo:font-size="12.25pt" fo:letter-spacing="normal" fo:font-style="italic"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Page Histoire.html</text:p>
      <text:p text:style-name="P4">Barre de navigation : <text:span text:style-name="T1">Icone suivit du texte Cupcakes Crafters ensuite les différents points de menus:Accueil, Produits, Histoire et Contacts.</text:span></text:p>
      <text:h text:style-name="P1" text:outline-level="1">Notre histoire</text:h>
      <text:p text:style-name="P11"><text:span text:style-name="T2">Image centrée d’une famille faisant des cupcakes avec l’aide d’une imprimante 3D.</text:span></text:p>
      <text:h text:style-name="P2" text:outline-level="2">Notre Délicieuse Aventure</text:h>
      <table:table table:name="Tableau2" table:style-name="Tableau2">
        <table:table-column table:style-name="Tableau2.A" table:number-columns-repeated="2"/>
        <table:table-row>
          <table:table-cell table:style-name="Tableau2.A1" office:value-type="string">
            <text:p text:style-name="P5">Image d’une imprimante 3d imprimant un cupcakes à gauche du texte.</text:p>
            <text:p text:style-name="P5"/>
            <text:p text:style-name="P7">Il était une fois, en 2005, dans un petit atelier de pâtisserie à Seilles, en Belgique, une idée sucrée est née. Cette idée était celle de créer des cupcakes extraordinaires qui émerveilleraient les papilles gustatives de tous ceux qui les dégusteraient. C'est ainsi que Cupcake Crafters est né.</text:p>
            <text:p text:style-name="P7"><text:span text:style-name="T3">John Piette</text:span>, le fondateur de Cupcake Crafters, est un informaticien passionné par l'art de la pâtisserie. Il a allié sa passion pour la technologie avec son amour pour la création de délices sucrés. Avec l'aide de ses deux petits assistants,<text:span text:style-name="T3">Gabriel</text:span> et <text:span text:style-name="T3">Raphaël</text:span>, âgés de 9 et 6 ans à l'époque, ils ont commencé à expérimenter avec des saveurs, des garnitures et des designs uniques.</text:p>
            <text:p text:style-name="P7">Au fil des années, Cupcake Crafters a perfectionné ses recettes, en utilisant les dernières tendances en matière d'<text:span text:style-name="T3">impression 3D</text:span> pour créer des décors comestibles époustouflants. Les cupcakes de Cupcake Crafters sont devenus célèbres pour leur apparence spectaculaire et leur goût <text:soft-page-break/>inégalé.</text:p>
            <text:p text:style-name="P6"/>
          </table:table-cell>
          <table:table-cell table:style-name="Tableau2.B1" office:value-type="string">
            <text:p text:style-name="P8">Image d’un enfant avec un casque VR mangeant un cupcake en regardant un monde de cucpcakes.</text:p>
            <text:p text:style-name="P7">En tant que formateur, John a également partagé ses connaissances et son amour pour la pâtisserie en proposant des ateliers de cupcakes à la communauté locale. Ces ateliers ont inspiré de nombreux amateurs de pâtisserie à se lancer dans l'art de la création de cupcakes.</text:p>
            <text:p text:style-name="P7">Aujourd'hui, Cupcake Crafters est une référence en matière de cupcakes exquis et innovants. Notre équipe dévouée continue à repousser les limites de la créativité culinaire, en utilisant la <text:span text:style-name="T3">réalité virtuelle</text:span> pour concevoir des expériences gustatives uniques pour nos clients.</text:p>
            <text:p text:style-name="P7">Nous sommes fiers de servir nos délicieux cupcakes à Seilles et au-delà. Notre histoire est une histoire de passion, d'innovation et de partage. Rejoignez-nous dans notre aventure sucrée et découvrez l'univers des Cupcake Crafters, où la technologie et la pâtisserie se rejoignent pour créer des moments inoubliables.</text:p>
            <text:p text:style-name="P7">Bienvenue dans notre monde de douceurs !</text:p>
            <text:p text:style-name="P9"><text:soft-page-break/>John Piette</text:p>
            <text:p text:style-name="P6"/>
          </table:table-cell>
        </table:table-row>
      </table:table>
      <text:p text:style-name="P11"/>
      <text:p text:style-name="P10"><text:span text:style-name="T4">Footer : </text:span><text:span text:style-name="T5">© 2023 - </text:span><text:span text:style-name="T7">Cupcakes Crafters</text:span><text:span text:style-name="T5">, Inc </text:span><text:span text:style-name="T6">et tout à droite diverses icônes de réseaux sociaux : Facebook, X, Instagram</text:span></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stem-ui" svg:font-family="system-ui, apple-system, 'Segoe UI', Roboto, 'Helvetica Neue', 'Noto Sans', 'Liberation Sans', Arial,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B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4T13:35:21.699989288</meta:creation-date>
    <dc:date>2024-01-04T13:35:36.077870846</dc:date>
    <meta:editing-duration>PT15S</meta:editing-duration>
    <meta:editing-cycles>1</meta:editing-cycles>
    <meta:document-statistic meta:table-count="1" meta:image-count="0" meta:object-count="0" meta:page-count="2" meta:paragraph-count="16" meta:word-count="380" meta:character-count="2430" meta:non-whitespace-character-count="2066"/>
    <meta:generator>LibreOffice/7.3.7.2$Linux_X86_64 LibreOffice_project/30$Build-2</meta:generator>
  </office:meta>
</office:document-meta>
</file>